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ChapterNumber_.bgt"><text:variable-set text:name="Left_Guideword" text:display="none" text:formula="ooow: 1" office:value-type="string" office:string-value=" 1"/></text:span><text:span text:style-name="ChapterNumber_.bgt"><text:variable-set text:name="Right_Guideword" text:display="none" text:formula="ooow: 1" office:value-type="string" office:string-value=" 1"/></text:span><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 text:display="none" text:formula="ooow: 2" office:value-type="string" office:string-value=" 2"/></text:span><text:span text:style-name="ChapterNumber_.bgt"><text:variable-set text:name="Right_Guideword" text:display="none" text:formula="ooow: 2" office:value-type="string" office:string-value=" 2"/></text:span><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 text:display="none" text:formula="ooow: 3" office:value-type="string" office:string-value=" 3"/></text:span><text:span text:style-name="ChapterNumber_.bgt"><text:variable-set text:name="Right_Guideword" text:display="none" text:formula="ooow: 3" office:value-type="string" office:string-value=" 3"/></text:span><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 text:display="none" text:formula="ooow: 4" office:value-type="string" office:string-value=" 4"/></text:span><text:span text:style-name="ChapterNumber_.bgt"><text:variable-set text:name="Right_Guideword" text:display="none" text:formula="ooow: 4" office:value-type="string" office:string-value=" 4"/></text:span><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 text:display="none" text:formula="ooow: 5" office:value-type="string" office:string-value=" 5"/></text:span><text:span text:style-name="ChapterNumber_.bgt"><text:variable-set text:name="Right_Guideword" text:display="none" text:formula="ooow: 5" office:value-type="string" office:string-value=" 5"/></text:span><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header>
        <text:p text:style-name="Header">
          <text:tab/>
          <text:tab/>
        </text:p>
      </style:header>
      <style:footer>
        <text:p text:style-name="Footer">
          <text:tab/>
          <text:page-number text:select-page="current">4</text:page-number>
          <text:tab/>
        </text:p>
      </style:footer>
    </style:master-page>
    <style:master-page style:name="XHTML" style:page-layout-name="pm2" style:next-style-name="XHTML">
      <style:header>
        <text:p text:style-name="Header">
          <text:tab/>
          <text:tab/>
        </text:p>
      </style:header>
      <style:footer>
        <text:p text:style-name="Footer">
          <text:tab/>
          <text:page-number text:select-page="current">4</text:page-number>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0:54:06</meta:creation-date>
    <dc:creator>James</dc:creator>
    <dc:date>2011-06-01T10:54:06</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